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language="en" fo:country="GB" officeooo:rsid="0015c853" officeooo:paragraph-rsid="0015c853"/>
    </style:style>
    <style:style style:name="P2" style:family="paragraph" style:parent-style-name="Standard">
      <style:paragraph-properties fo:text-align="center" style:justify-single-word="false"/>
      <style:text-properties fo:language="en" fo:country="GB" fo:font-style="italic" officeooo:rsid="0015c853" officeooo:paragraph-rsid="0015c853" style:font-style-asian="italic" style:font-style-complex="italic"/>
    </style:style>
    <style:style style:name="P3" style:family="paragraph" style:parent-style-name="Text_20_body">
      <style:text-properties fo:language="en" fo:country="GB"/>
    </style:style>
    <style:style style:name="P4" style:family="paragraph" style:parent-style-name="Text_20_body">
      <style:paragraph-properties fo:text-align="center" style:justify-single-word="false"/>
      <style:text-properties fo:language="en" fo:country="GB" fo:font-style="italic" officeooo:rsid="0016b924" officeooo:paragraph-rsid="0016b924" style:font-style-asian="italic" style:font-style-complex="italic"/>
    </style:style>
    <style:style style:name="P5" style:family="paragraph" style:parent-style-name="Text_20_body">
      <style:text-properties fo:language="en" fo:country="GB" officeooo:paragraph-rsid="00289fb7"/>
    </style:style>
    <style:style style:name="P6" style:family="paragraph" style:parent-style-name="Text_20_body">
      <style:text-properties fo:language="en" fo:country="GB" officeooo:rsid="00228df5" officeooo:paragraph-rsid="00228df5"/>
    </style:style>
    <style:style style:name="P7" style:family="paragraph" style:parent-style-name="Text_20_body">
      <style:text-properties fo:language="en" fo:country="GB" officeooo:rsid="00228df5" officeooo:paragraph-rsid="0024e753"/>
    </style:style>
    <style:style style:name="P8" style:family="paragraph" style:parent-style-name="Text_20_body">
      <style:text-properties fo:language="en" fo:country="GB" officeooo:rsid="00236e19" officeooo:paragraph-rsid="00236e19"/>
    </style:style>
    <style:style style:name="P9" style:family="paragraph" style:parent-style-name="Text_20_body">
      <style:text-properties fo:language="en" fo:country="GB" officeooo:rsid="00236e19" officeooo:paragraph-rsid="0024e753"/>
    </style:style>
    <style:style style:name="P10" style:family="paragraph" style:parent-style-name="Text_20_body">
      <style:text-properties fo:language="en" fo:country="GB" officeooo:paragraph-rsid="0032a760"/>
    </style:style>
    <style:style style:name="P11" style:family="paragraph" style:parent-style-name="Text_20_body">
      <style:text-properties fo:language="en" fo:country="GB" officeooo:rsid="00339a94" officeooo:paragraph-rsid="00339a94"/>
    </style:style>
    <style:style style:name="P12" style:family="paragraph" style:parent-style-name="Text_20_body">
      <style:text-properties fo:language="en" fo:country="GB" officeooo:rsid="00353fe2" officeooo:paragraph-rsid="00353fe2"/>
    </style:style>
    <style:style style:name="P13" style:family="paragraph" style:parent-style-name="Title">
      <style:text-properties fo:language="en" fo:country="GB"/>
    </style:style>
    <style:style style:name="P14" style:family="paragraph" style:parent-style-name="Title">
      <style:text-properties officeooo:rsid="003d2f6c" officeooo:paragraph-rsid="003d2f6c"/>
    </style:style>
    <style:style style:name="P15" style:family="paragraph" style:parent-style-name="Subtitle">
      <style:text-properties fo:language="en" fo:country="GB"/>
    </style:style>
    <style:style style:name="P16" style:family="paragraph" style:parent-style-name="Subtitle">
      <style:text-properties officeooo:rsid="0032a760" officeooo:paragraph-rsid="0032a760"/>
    </style:style>
    <style:style style:name="P17" style:family="paragraph" style:parent-style-name="Text_20_body">
      <style:text-properties fo:language="en" fo:country="GB" officeooo:paragraph-rsid="003febef"/>
    </style:style>
    <style:style style:name="P18" style:family="paragraph" style:parent-style-name="Text_20_body">
      <style:text-properties fo:language="en" fo:country="GB" officeooo:rsid="00236e19" officeooo:paragraph-rsid="0042c86c"/>
    </style:style>
    <style:style style:name="P19" style:family="paragraph" style:parent-style-name="Text_20_body">
      <style:paragraph-properties fo:text-align="center" style:justify-single-word="false"/>
      <style:text-properties fo:language="en" fo:country="GB" fo:font-style="italic" officeooo:rsid="0038f974" officeooo:paragraph-rsid="0038f974" style:font-style-asian="italic" style:font-style-complex="italic"/>
    </style:style>
    <style:style style:name="P20" style:family="paragraph" style:parent-style-name="Text_20_body">
      <style:text-properties officeooo:paragraph-rsid="004724e8"/>
    </style:style>
    <style:style style:name="T1" style:family="text">
      <style:text-properties officeooo:rsid="0016b924"/>
    </style:style>
    <style:style style:name="T2" style:family="text">
      <style:text-properties officeooo:rsid="001ba877"/>
    </style:style>
    <style:style style:name="T3" style:family="text">
      <style:text-properties officeooo:rsid="001d3b73"/>
    </style:style>
    <style:style style:name="T4" style:family="text">
      <style:text-properties officeooo:rsid="00228df5"/>
    </style:style>
    <style:style style:name="T5" style:family="text">
      <style:text-properties officeooo:rsid="00236e19"/>
    </style:style>
    <style:style style:name="T6" style:family="text">
      <style:text-properties officeooo:rsid="0024e753"/>
    </style:style>
    <style:style style:name="T7" style:family="text">
      <style:text-properties officeooo:rsid="00253549"/>
    </style:style>
    <style:style style:name="T8" style:family="text">
      <style:text-properties officeooo:rsid="0027dec4"/>
    </style:style>
    <style:style style:name="T9" style:family="text">
      <style:text-properties officeooo:rsid="002860bd"/>
    </style:style>
    <style:style style:name="T10" style:family="text">
      <style:text-properties officeooo:rsid="00289fb7"/>
    </style:style>
    <style:style style:name="T11" style:family="text">
      <style:text-properties officeooo:rsid="00294866"/>
    </style:style>
    <style:style style:name="T12" style:family="text">
      <style:text-properties officeooo:rsid="0029e78f"/>
    </style:style>
    <style:style style:name="T13" style:family="text">
      <style:text-properties officeooo:rsid="0032a760"/>
    </style:style>
    <style:style style:name="T14" style:family="text">
      <style:text-properties officeooo:rsid="003707d0"/>
    </style:style>
    <style:style style:name="T15" style:family="text">
      <style:text-properties officeooo:rsid="003a270c"/>
    </style:style>
    <style:style style:name="T16" style:family="text">
      <style:text-properties officeooo:rsid="003a835e"/>
    </style:style>
    <style:style style:name="T17" style:family="text">
      <style:text-properties officeooo:rsid="003b37b0"/>
    </style:style>
    <style:style style:name="T18" style:family="text">
      <style:text-properties officeooo:rsid="003bcdcb"/>
    </style:style>
    <style:style style:name="T19" style:family="text">
      <style:text-properties officeooo:rsid="003d2f6c"/>
    </style:style>
    <style:style style:name="T20" style:family="text">
      <style:text-properties officeooo:rsid="003fa24c"/>
    </style:style>
    <style:style style:name="T21" style:family="text">
      <style:text-properties fo:language="en" fo:country="GB" officeooo:rsid="0024e753"/>
    </style:style>
    <style:style style:name="T22" style:family="text">
      <style:text-properties fo:language="en" fo:country="GB" officeooo:rsid="0043c8c6"/>
    </style:style>
    <style:style style:name="T23" style:family="text">
      <style:text-properties fo:language="en" fo:country="GB" officeooo:rsid="004724e8"/>
    </style:style>
    <style:style style:name="T24" style:family="text">
      <style:text-properties fo:language="en" fo:country="GB" officeooo:rsid="0042c86c"/>
    </style:style>
    <style:style style:name="T25" style:family="text">
      <style:text-properties fo:language="en" fo:country="GB" officeooo:rsid="00452ffb"/>
    </style:style>
    <style:style style:name="T26" style:family="text">
      <style:text-properties fo:language="en" fo:country="GB" officeooo:rsid="00412f7f"/>
    </style:style>
    <style:style style:name="T27" style:family="text">
      <style:text-properties officeooo:rsid="003febef"/>
    </style:style>
    <style:style style:name="T28" style:family="text">
      <style:text-properties officeooo:rsid="0040297e"/>
    </style:style>
    <style:style style:name="T29" style:family="text">
      <style:text-properties officeooo:rsid="004035ed"/>
    </style:style>
    <style:style style:name="T30" style:family="text">
      <style:text-properties officeooo:rsid="00410f4e"/>
    </style:style>
    <style:style style:name="T31" style:family="text">
      <style:text-properties officeooo:rsid="00412f7f"/>
    </style:style>
    <style:style style:name="T32" style:family="text">
      <style:text-properties officeooo:rsid="0042c86c"/>
    </style:style>
    <style:style style:name="T33" style:family="text">
      <style:text-properties officeooo:rsid="0043c8c6"/>
    </style:style>
    <style:style style:name="T34" style:family="text">
      <style:text-properties officeooo:rsid="00452ffb"/>
    </style:style>
    <style:style style:name="T35" style:family="text">
      <style:text-properties officeooo:rsid="004724e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The Pit”</text:p>
      <text:p text:style-name="P4">(working title)</text:p>
      <text:p text:style-name="P1"/>
      <text:p text:style-name="P1"/>
      <text:p text:style-name="P2">“A <text:span text:style-name="T1">squad-based tactical fantasy game come </text:span>dungeon crawler rogue-like”</text:p>
      <text:p text:style-name="P1"/>
      <text:p text:style-name="P1"/>
      <text:p text:style-name="P1"/>
      <text:p text:style-name="P14">Story &amp; Lore</text:p>
      <text:p text:style-name="P15">Introduction <text:span text:style-name="T13">Part 1 – The Long Road</text:span></text:p>
      <text:p text:style-name="P5"><text:span text:style-name="T10">Y</text:span>ou sit amongst several despondent convicts in a horse drawn prison carriage, <text:span text:style-name="T10">shackled, sentenced to exile in “The Pit”</text:span>. <text:span text:style-name="T10">The</text:span> cold iron bars let the wind sail through, a ragged canvas barely providing protection from the elements <text:span text:style-name="T7">in the dark, bitter weather</text:span>. <text:span text:style-name="T10">It is a tortuously</text:span> long journey up winding <text:span text:style-name="T7">roads</text:span> through <text:span text:style-name="T10">endless </text:span>desolate terrain. <text:span text:style-name="T10">There are few words spoken while condemned huddle; the harsh conditions have muted even the liveliest of souls – any utterances are ones of despair.</text:span></text:p>
      <text:p text:style-name="P17"><text:span text:style-name="T10">After what seems an eternity,</text:span> the carriage passes through the gates of a towering fortification <text:span text:style-name="T28">and enters a large, open courtyard</text:span>. It is busy, <text:span text:style-name="T11">bustling with activity as </text:span>the voices of drill instructors and <text:span text:style-name="T7">the sounds of </text:span>clashing swords echo through the courtyard, <text:span text:style-name="T27">in the midst of which the carriage </text:span>rolls to a halt. <text:span text:style-name="T7">You look around and wonder why such a large presence is required in this godforsaken place.</text:span></text:p>
      <text:p text:style-name="P3">A<text:span text:style-name="T7"> </text:span>guard unlocks the back of the carriage and <text:span text:style-name="T8">his superior</text:span> bellows, “Out!” Those slow to rise are given a sharp <text:span text:style-name="T13">and painful</text:span> poke in the ribs, jolting even the weakest quickly to their feet. As the guard files the prisoners out, he issues well rehearsed lines of encouragement, “Come on scum. Your redemption is near!” He points his stick toward a small exit in the stone walls.</text:p>
      <text:p text:style-name="P3">Trudging through the mud is tiring and unforgiving, the downtrodden prisoners are hungry and weak from time spent in dungeons and the beatings that <text:span text:style-name="T13">have</text:span> accompan<text:span text:style-name="T13">ied</text:span> it. The path gets steeper, the climb unrelenting, but then <text:span text:style-name="T7">a giant breach in the ground</text:span> begins to appear. At first it is just a horizon within the horizon, the mountains behind it barely visible through the mist. Slowly but surely, one step at a time, <text:span text:style-name="T29">an</text:span> immense hole <text:span text:style-name="T29">in the earth </text:span>starts to reveal itself.</text:p>
      <text:p text:style-name="P3">The fear <text:span text:style-name="T7">of the condemned is tangible</text:span>, built up through stories told over beers in better times <text:span text:style-name="T7">or whispered</text:span> between the bars of prison cells. It is too much for some. “No! Please no!” A prisoner breaks the line and tries to run. He pulls down <text:span text:style-name="T8">attached</text:span> <text:span text:style-name="T29">convict</text:span>s with him into the mud, <text:span text:style-name="T9">wailing</text:span> as he flails in a vain attempt to escape his fate. <text:span text:style-name="T2">The lead</text:span> guard marches over and s<text:span text:style-name="T11">trik</text:span>es him in the face, <text:span text:style-name="T11">stiffening and silencing him. He smashes the prisoner</text:span> a second time for good measure <text:span text:style-name="T11">before</text:span> <text:span text:style-name="T2">commanding to his subordinates,</text:span> “Him first!” <text:span text:style-name="T2">Two guards unshackle the unconscious man and drag him out in front of the line before dumping him on the floor close to the edge of the abyss.</text:span></text:p>
      <text:p text:style-name="P3">The <text:span text:style-name="T12">cavity in the earth before you is</text:span> bigger than anything you have ever seen before. <text:span text:style-name="T12">It descends into darkness despite the enormous diameter</text:span>. There are a couple of wooden constructions extending over the sloping edge. All of the <text:span text:style-name="T29">prisoners</text:span> are now sweating, shaking, uncontrollably <text:span text:style-name="T12">afraid</text:span> <text:span text:style-name="T7">as they stare at the foreboding chasm</text:span>. <text:span text:style-name="T7">The head guard paces in front of them and seems to grin as he instructs you. </text:span>“You have been exiled, at the command of the King, <text:span text:style-name="T29">to be cast in</text:span>to the pit <text:span text:style-name="T29">to face its justice</text:span>. <text:span text:style-name="T8">T</text:span>hose who <text:span text:style-name="T8">escape</text:span> <text:span text:style-name="T13">it </text:span>will be <text:span text:style-name="T8">free men! May the Gods favour the righteous!</text:span>”</text:p>
      <text:p text:style-name="P3">The unconscious man <text:span text:style-name="T29">begins to</text:span> wake as two guards drag him down one of the wooden extensions. He tries to struggle but has little strength left – just enough to scream as he is thrown into the darkness. After a worryingly long silence, a splash <text:span text:style-name="T3">echoes out of the shadows</text:span>. The lead guard points his stick to the other extension and everyone is walked down it. “Do not stay in the chamber. You are given provisions but the chamber is not a safe place. If you stay there, you will die.” <text:span text:style-name="T7">The</text:span> distant <text:span text:style-name="T7">howl of a dying man punctuates his words</text:span>, presumably <text:span text:style-name="T4">from</text:span> the man <text:span text:style-name="T4">just cast </text:span>in.</text:p>
      <text:p text:style-name="P10">You hear a catapult <text:span text:style-name="T13">release</text:span> and several wrapped packages fly over your head and into the <text:span text:style-name="T9">shadows</text:span>. Then, one at a time, each prisoner is unshackled and thrown over the edge. You are the last.</text:p>
      <text:p text:style-name="P16">Introduction Part 2 – Into the <text:span text:style-name="T30">Pit</text:span></text:p>
      <text:p text:style-name="P10"><text:span text:style-name="T13">A guard grabs you firmly by the arm and his gruff voice occupies the few seconds as you walk toward the edge. </text:span>“<text:span text:style-name="T7">Take a deep breath,” he says in an oddly sympathetic tone, “and breathe out as you fall.” A heavy push sends you over the edge before you can reply. You brace for impact, yelling as adrenaline floods your veins. The air rushes over your face with ever increasing force before your feet smash into the water. The pain of the impact is instantly washed away by freezing cold water although it is oddly refreshing as you swim to the surface – you can't remember the last time you drank fresh water, let alone were fully immersed.</text:span></text:p>
      <text:p text:style-name="P11">It takes a few moments for your eyes to adjust to the darkness as you realise you are swimming in a small lake and its outline begins to emerge from the shadows. What had seemed a foreboding grey day now appears bright as you look up to the distant pit opening high above you. Shafts of light reach in and pierce the mist but never seem to stretch far enough to light up any structure. The shadowy chamber slowly reveals itself as you make your way to the nearest shore.</text:p>
      <text:p text:style-name="P11">Already there are fights breaking out as the prisoners quickly forage for the provisions thrown in before. Just as you reach a ledge, a hand reaches out. “Come on lad,” says a familiar smile with missing teeth. “They can only carry so much, there's no rush.” It's Airane, a well meaning thief with whom you had shared a dungeon cell. He always seemed to know more than he let on and his ragged appearance often fooled other inmates into thinking he was no threat, but you knew differently. It <text:span text:style-name="T18">h</text:span>as <text:span text:style-name="T18">been </text:span>a long time since you were able to be choosy about your friends, so you grab his hand and climb ashore.</text:p>
      <text:p text:style-name="P11">There's a motionless body to greet you. “He couldn't swim,” grins Airane, “but he had a thing or two on him that I needed so I had to drag him up. I was <text:span text:style-name="T30">one of the</text:span> first in and I only just finished getting his fat arse out the water!” He laughs – an odd response to a dire situation. You wonder what a prisoner in rags could have been carrying that was worth all that effort.</text:p>
      <text:p text:style-name="P12">You survey the immense cavern. <text:span text:style-name="T19">Now that your eyes have fully adjusted, y</text:span>ou can just about make out a few openings at various points <text:span text:style-name="T19">with</text:span> the one nearest to you an ornate construction. Over the other side you can see some dark shapes bobbing up and down. “That poor lug got used as bait. Looks like they're having a feast but I don't think its going to last, he didn't have much meat on his bones, not like this one!” Airane boots the body in the side and you both head towards the strewn provisions.</text:p>
      <text:p text:style-name="P12">“OI! That was my cousin!” A large man storms towards you and throws you aside. It takes a few moments to regain your bearings <text:span text:style-name="T19">before</text:span> you see <text:span text:style-name="T19">the brute</text:span> sitting on top of Airane <text:span text:style-name="T19">and</text:span> strangling him. You grab a large rock. You hesitate – time to choose what path to tread. Who do you trust? Who do you leave behind for whatever creatures roam th<text:span text:style-name="T19">is</text:span> pit? Who to form alliances with? How to survive? You hear a desperate <text:span text:style-name="T19">breathless </text:span>groan <text:span text:style-name="T19">from Ariane</text:span>, “Help <text:span text:style-name="T30">me</text:span>!”</text:p>
      <text:p text:style-name="P15">Background Lore – <text:span text:style-name="T34">The Lost Kingdom</text:span></text:p>
      <text:p text:style-name="P19">A continent divided <text:span text:style-name="T15">by great natural divides</text:span>, <text:span text:style-name="T16">therein we find seven</text:span> <text:span text:style-name="T16">great </text:span>realms and races<text:span text:style-name="T16"><text:line-break/>An 8th race survives a realm destroyed, <text:s/>dwarves wander with beaten spirits and weary faces</text:span></text:p>
      <text:p text:style-name="P6">The world of The Pit is a tailored fantasy setting. A giant continent, divided by mountain ranges <text:span text:style-name="T34">and other natural boundaries, </text:span>is home to a multitude of races such as orcs, elves, humans, dwarves, lizardmen, minota<text:span text:style-name="T17">u</text:span>r<text:span text:style-name="T14">ian</text:span>s and <text:span text:style-name="T14">halfings and inhabited by many </text:span>other mythological creatures. Each major race has its own realm, <text:span text:style-name="T34">seven in total</text:span>, the humans with the largest.</text:p>
      <text:p text:style-name="P7">The Pit is <text:span text:style-name="T5">a one way entrance to the Underworld,</text:span> a giant network of caves, tunnels, mines, <text:span text:style-name="T31">abandoned halls and</text:span> dwellings, built long ago in a time of great expansion <text:span text:style-name="T14">and long since sealed away from the Overworld – the lands above ground</text:span>.</text:p>
      <text:p text:style-name="P7">Dwarves, once a <text:span text:style-name="T33">strong</text:span> and proud race, mined great riches from deep within the mountains <text:span text:style-name="T5">but were politically pinned down due to trade and food needs</text:span>. A<text:span text:style-name="T33">n ambitious Dwarf King desired a greater place for his people within the world and set about excavating and building the Great Underworld – a far reaching empire deep within the belly of mountains.</text:span></text:p>
      <text:p text:style-name="P8">The dwarves built a massive underground network, linking the <text:span text:style-name="T34">seven</text:span> <text:span text:style-name="T34">Overworld</text:span> realms with <text:span text:style-name="T34">seven</text:span> Great Entrances. The promise of direct trade, avoiding the treacherous seas or slow and difficult mountain passes, was alluring to all the races. The Dwarf King invited each race to fund their own underground citadels in exchange for <text:span text:style-name="T33">access to the Great Underworld</text:span>.</text:p>
      <text:p text:style-name="P9">As the network of tunnels and underground dwellings expanded, the dwarves started to discover giant <text:span text:style-name="T33">subterranean</text:span> caverns with sources of food. The ambitious Dwarf King, <text:span text:style-name="T33">seeking to end his people’s dependence on the</text:span> Overworld, got greedy. He attempted to seize control of the entire <text:span text:style-name="T33">Great U</text:span>nderworld and ignited a vicious war <text:span text:style-name="T33">that woud last a century</text:span>. Each leader that ventured deep into the Underworld <text:span text:style-name="T33">and </text:span>saw the wealth and riches <text:span text:style-name="T33">of</text:span> Dwarven palaces on display, <text:span text:style-name="T20">eventually they too would be</text:span> blinded by greed.</text:p>
      <text:p text:style-name="P20"><text:span text:style-name="T21">Giant armies poured into the Underworld, </text:span><text:span text:style-name="T22">losing its ‘Great’ moniker to the devestation and fracture that accompanied the intensifying war</text:span><text:span text:style-name="T21">. The dwarves, surrounded and outnumbered, dug deeper and deeper </text:span><text:span text:style-name="T23">as they were driven back</text:span><text:span text:style-name="T21">. The other races soon overran the original Dwarf </text:span><text:span text:style-name="T24">C</text:span><text:span text:style-name="T21">itadel but then clashed amongst themselves. </text:span><text:span text:style-name="T22">Little is known about this period of history other than the legendary losses each race incurred and the stories sung in beer halls of the tales of Kings drunk on power and wealth</text:span><text:span text:style-name="T21">. </text:span><text:span text:style-name="T25">The war for the riches of the Underworld left much of the Overworld </text:span>penurious<text:span text:style-name="T25">. </text:span><text:span text:style-name="T21">At some point in history, all 7 entrances were sealed </text:span><text:span text:style-name="T26">with the Overworld races falling back to their domains. The dwarves, or at least the few of whom could escape, were scattered amongst the mountains or left to travel the Overworld as pariahs – suffering from stigmas, many of which exist to this day</text:span><text:span text:style-name="T21">.</text:span></text:p>
      <text:p text:style-name="P18">The Pit itself was <text:span text:style-name="T35">intended</text:span> to be a great meeting place, a <text:span text:style-name="T6">tranquil natural garden</text:span> that <text:span text:style-name="T35">provided an Overworld experience to U</text:span>nderworld <text:span text:style-name="T35">residents </text:span>as humans were not particularly suited to underground life. Now it is a place to cast the unwanted for judgement by the <text:span text:style-name="T20">U</text:span>nderworld. They are promised freedom if they can survive it but it is a hopeless fate given the Great Entrances are all supposedly sealed.</text:p>
      <text:p text:style-name="P8">As the player ventures deeper into the <text:span text:style-name="T20">U</text:span>nderworld, they will learn more about the story as well as meeting the descendants of the inhabitants as well as the creatures that live there.</text:p>
      <text:p text:style-name="Subtitl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master-page-name="">
      <style:paragraph-properties fo:margin-top="0.106cm" fo:margin-bottom="0.212cm" loext:contextual-spacing="false" fo:text-align="center" style:justify-single-word="false" style:page-number="auto" fo:break-before="pag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top="0.423cm" fo:margin-bottom="0.212cm" loext:contextual-spacing="false" style:page-number="auto" fo:break-before="auto" fo:break-after="auto"/>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harles Goodwin</meta:initial-creator>
    <meta:creation-date>2014-12-30T02:56:52.655224568</meta:creation-date>
    <dc:date>2019-06-06T11:16:00.383958990</dc:date>
    <meta:editing-duration>P3DT10H27M1S</meta:editing-duration>
    <meta:editing-cycles>16</meta:editing-cycles>
    <meta:generator>LibreOffice/6.2.3.2$Linux_X86_64 LibreOffice_project/20$Build-2</meta:generator>
    <meta:document-statistic meta:table-count="0" meta:image-count="0" meta:object-count="0" meta:page-count="5" meta:paragraph-count="30" meta:word-count="1856" meta:character-count="10481" meta:non-whitespace-character-count="8643"/>
  </office:meta>
</office:document-meta>
</file>